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52in"/>
    </style:style>
    <style:style style:name="co2" style:family="table-column">
      <style:table-column-properties fo:break-before="auto" style:column-width="4.8189in"/>
    </style:style>
    <style:style style:name="co3" style:family="table-column">
      <style:table-column-properties fo:break-before="auto" style:column-width="3.3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5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9453in" fo:break-before="auto" style:use-optimal-row-height="false"/>
    </style:style>
    <style:style style:name="ro4" style:family="table-row">
      <style:table-row-properties style:row-height="1.0201in" fo:break-before="auto" style:use-optimal-row-height="false"/>
    </style:style>
    <style:style style:name="ro5" style:family="table-row">
      <style:table-row-properties style:row-height="0.8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9pt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center" fo:margin-left="0in"/>
      <style:text-properties fo:font-size="9pt" fo:font-weight="bold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3" table:default-cell-style-name="ce1"/>
        <table:table-row table:style-name="ro1" table:number-rows-repeated="2">
          <table:table-cell table:number-columns-repeated="256"/>
        </table:table-row>
        <table:table-row table:style-name="ro2">
          <table:table-cell table:style-name="ce2" office:value-type="string">
            <text:p>Scenarios</text:p>
          </table:table-cell>
          <table:table-cell table:style-name="ce2" office:value-type="string">
            <text:p>Steps</text:p>
          </table:table-cell>
          <table:table-cell table:style-name="ce2" office:value-type="string">
            <text:p>Expected Results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alidate is the WSDL is correctly accessed</text:p>
          </table:table-cell>
          <table:table-cell table:style-name="ce3" office:value-type="string">
            <text:p>- Open TCPMon</text:p>
            <text:p>- Give listen port =7763</text:p>
            <text:p>- Give target port =7762</text:p>
            <text:p>- In browser access the wsdl in port 7763</text:p>
            <text:p>- Check the message in TCPMon </text:p>
          </table:table-cell>
          <table:table-cell table:style-name="ce3" office:value-type="string">
            <text:p>The TCPMon should return HTTP status code '200 OK'</text:p>
            <text:p/>
          </table:table-cell>
          <table:table-cell table:number-columns-repeated="253"/>
        </table:table-row>
        <table:table-row table:style-name="ro4">
          <table:table-cell table:style-name="ce3" office:value-type="string">
            <text:p>Validate if the operation is correctly accessed</text:p>
          </table:table-cell>
          <table:table-cell table:style-name="ce3" office:value-type="string">
            <text:p>- Open TCPMon</text:p>
            <text:p>- Give listen port =7763</text:p>
            <text:p>- Give target port =7762</text:p>
            <text:p>- In browser access an operation in your service from port 7763</text:p>
            <text:p>- Check the message in TCPMon </text:p>
          </table:table-cell>
          <table:table-cell table:style-name="ce3" office:value-type="string">
            <text:p>The TCPMon should return HTTP status code '200 OK'</text:p>
            <text:p/>
          </table:table-cell>
          <table:table-cell table:number-columns-repeated="253"/>
        </table:table-row>
        <table:table-row table:style-name="ro5">
          <table:table-cell table:style-name="ce3" office:value-type="string">
            <text:p>Validate if the <text:s/>error is correctly captured from backend.</text:p>
          </table:table-cell>
          <table:table-cell table:style-name="ce3" office:value-type="string">
            <text:p>- Open TCPMon</text:p>
            <text:p>- Give listen port =7763</text:p>
            <text:p>- Give target port =7762</text:p>
            <text:p>- In browser access an operation INCORRECTLY SPELT in your service from port 7763</text:p>
            <text:p>- Check the error</text:p>
          </table:table-cell>
          <table:table-cell table:style-name="ce3" office:value-type="string">
            <text:p>The TCPMon should return HTTP status code '500 Internal Server Error'</text:p>
            <text:p/>
          </table:table-cell>
          <table:table-cell table:number-columns-repeated="253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03/14/2008</text:date>, <text:time>15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2-22T09:55:53</meta:creation-date>
    <dc:date>2008-03-14T15:20:16</dc:date>
    <dc:language>en-US</dc:language>
    <meta:editing-cycles>4</meta:editing-cycles>
    <meta:editing-duration>PT1H10M44S</meta:editing-duration>
    <meta:user-defined meta:name="Info 1"/>
    <meta:user-defined meta:name="Info 2"/>
    <meta:user-defined meta:name="Info 3"/>
    <meta:user-defined meta:name="Info 4"/>
    <meta:document-statistic meta:table-count="1" meta:cell-count="12"/>
  </office:meta>
</office:document-meta>
</file>